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493cm" table:align="left"/>
    </style:style>
    <style:style style:name="Table1.A" style:family="table-column">
      <style:table-column-properties style:column-width="2.376cm"/>
    </style:style>
    <style:style style:name="Table1.B" style:family="table-column">
      <style:table-column-properties style:column-width="2.35cm"/>
    </style:style>
    <style:style style:name="Table1.D" style:family="table-column">
      <style:table-column-properties style:column-width="1.812cm"/>
    </style:style>
    <style:style style:name="Table1.E" style:family="table-column">
      <style:table-column-properties style:column-width="1.607cm"/>
    </style:style>
    <style:style style:name="Table1.A1" style:family="table-cell">
      <style:table-cell-properties style:vertical-align="middle" fo:background-color="#336699" fo:padding="0.049cm" fo:border="none">
        <style:background-image/>
      </style:table-cell-properties>
    </style:style>
    <style:style style:name="Table1.A2" style:family="table-cell">
      <style:table-cell-properties style:vertical-align="middle" fo:padding="0.049cm" fo:border="none"/>
    </style:style>
    <style:style style:name="Table1.B2" style:family="table-cell">
      <style:table-cell-properties style:vertical-align="middle" fo:padding="0.049cm" fo:border="none"/>
    </style:style>
    <style:style style:name="Table1.C2" style:family="table-cell">
      <style:table-cell-properties style:vertical-align="middle" fo:padding="0.049cm" fo:border="none"/>
    </style:style>
    <style:style style:name="Table1.D2" style:family="table-cell">
      <style:table-cell-properties style:vertical-align="middle" fo:padding="0.049cm" fo:border="none"/>
    </style:style>
    <style:style style:name="Table1.E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margin-top="0cm" fo:margin-bottom="0.499cm" fo:text-align="center" style:justify-single-word="false" fo:orphans="2" fo:widows="2" fo:text-indent="0cm" style:auto-text-indent="false"/>
    </style:style>
    <style:style style:name="P2" style:family="paragraph" style:parent-style-name="Table_20_Contents">
      <style:paragraph-properties fo:text-align="center" style:justify-single-word="false" fo:padding="0cm" fo:border="none"/>
      <style:text-properties fo:font-variant="normal" fo:text-transform="none"/>
    </style:style>
    <style:style style:name="P3" style:family="paragraph" style:parent-style-name="Table_20_Heading">
      <style:paragraph-properties fo:margin-top="0cm" fo:margin-bottom="0.499cm" fo:padding="0cm" fo:border="none"/>
      <style:text-properties fo:font-variant="normal" fo:text-transform="none" fo:color="#ffffff"/>
    </style:style>
    <style:style style:name="P4" style:family="paragraph" style:parent-style-name="Table_20_Heading">
      <style:paragraph-properties fo:margin-top="0cm" fo:margin-bottom="0.499cm" fo:padding="0cm" fo:border="none"/>
      <style:text-properties fo:font-variant="normal" fo:text-transform="none" fo:color="#ffffff" style:font-name="Verdana" fo:font-size="9pt" fo:font-style="normal" fo:font-weight="normal"/>
    </style:style>
    <style:style style:name="P5" style:family="paragraph" style:parent-style-name="Table_20_Heading">
      <style:paragraph-properties fo:padding="0cm" fo:border="none"/>
      <style:text-properties fo:font-variant="normal" fo:text-transform="none" fo:color="#ffffff" style:font-name="Verdana" fo:font-size="9pt" fo:font-style="normal" fo:font-weight="bold"/>
    </style:style>
    <style:style style:name="P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normal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T1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9pt" fo:letter-spacing="normal" fo:font-style="normal" fo:font-weight="bold"/>
    </style:style>
    <style:style style:name="T3" style:family="text">
      <style:text-properties fo:font-variant="normal" fo:text-transform="none" fo:color="#ffffff" style:font-name="Verdana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T4" style:family="text">
      <style:text-properties style:font-name="Verdana" fo:font-size="9pt" fo:font-style="normal" fo:font-weight="normal"/>
    </style:style>
    <style:style style:name="T5" style:family="text">
      <style:text-properties style:font-name="Arial1" fo:font-size="9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Disciplina SSC5880-2 </text:span></text:span><text:span text:style-name="T1"><text:line-break/></text:span><text:span text:style-name="Strong_20_Emphasis"><text:span text:style-name="T2">Algoritmos de Estimação para Robótica Móvel</text:span></text:span></text:p>
      <text:p text:style-name="P6"><text:span text:style-name="Strong_20_Emphasis"><text:span text:style-name="T2">Área de Concentração:</text:span></text:span><text:span text:style-name="T1"> 55134</text:span></text:p>
      <text:p text:style-name="P6"><text:span text:style-name="Strong_20_Emphasis"><text:span text:style-name="T2">Criação:</text:span></text:span><text:span text:style-name="T1"> 21/10/2010</text:span></text:p>
      <text:p text:style-name="P6"><text:span text:style-name="Strong_20_Emphasis"><text:span text:style-name="T2">Ativação:</text:span></text:span><text:span text:style-name="T1"> 21/10/2010</text:span></text:p>
      <text:p text:style-name="P6"><text:span text:style-name="Strong_20_Emphasis"><text:span text:style-name="T2">Nr. de Créditos:</text:span></text:span><text:span text:style-name="T1"> 6</text:span></text:p>
      <text:p text:style-name="P6"><text:span text:style-name="Strong_20_Emphasis"><text:span text:style-name="T2">Carga Horária:</text:span>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4">Teórica</text:p>
              <text:p text:style-name="P3">(<text:span text:style-name="T4">por semana)</text:span></text:p>
            </table:table-cell>
            <table:table-cell table:style-name="Table1.A1" office:value-type="string">
              <text:p text:style-name="P4">Prática</text:p>
              <text:p text:style-name="P3">(<text:span text:style-name="T4">por semana)</text:span></text:p>
            </table:table-cell>
            <table:table-cell table:style-name="Table1.A1" office:value-type="string">
              <text:p text:style-name="P4">Estudos</text:p>
              <text:p text:style-name="P3">(<text:span text:style-name="T4">por semana)</text:span></text:p>
            </table:table-cell>
            <table:table-cell table:style-name="Table1.A1" office:value-type="string">
              <text:p text:style-name="P5">Duração</text:p>
            </table:table-cell>
            <table:table-cell table:style-name="Table1.A1" office:value-type="string">
              <text:p text:style-name="P5">Total</text:p>
            </table:table-cell>
          </table:table-row>
        </table:table-header-rows>
        <table:table-row>
          <table:table-cell table:style-name="Table1.A2" office:value-type="string">
            <text:p text:style-name="P2">3</text:p>
          </table:table-cell>
          <table:table-cell table:style-name="Table1.B2" office:value-type="string">
            <text:p text:style-name="P2">3</text:p>
          </table:table-cell>
          <table:table-cell table:style-name="Table1.C2" office:value-type="string">
            <text:p text:style-name="P2">9</text:p>
          </table:table-cell>
          <table:table-cell table:style-name="Table1.D2" office:value-type="string">
            <text:p text:style-name="P2">6 <text:span text:style-name="T5">semanas</text:span></text:p>
          </table:table-cell>
          <table:table-cell table:style-name="Table1.E2" office:value-type="string">
            <text:p text:style-name="P2">90 <text:span text:style-name="T5">horas</text:span></text:p>
          </table:table-cell>
        </table:table-row>
      </table:table>
      <text:p text:style-name="P6"><text:span text:style-name="Strong_20_Emphasis"><text:span text:style-name="T2">Docentes Responsáveis:</text:span></text:span></text:p>
      <text:p text:style-name="P7">Denis Fernando Wolf</text:p>
      <text:p text:style-name="P7">Fernando Santos Osório</text:p>
      <text:p text:style-name="P6"><text:span text:style-name="Strong_20_Emphasis"><text:span text:style-name="T2">Objetivos:</text:span></text:span></text:p>
      <text:p text:style-name="P7">Esta disciplina aborda algoritmos avançados da área de robótica móvel. São abordadas técnicas inteligentes para controle de sistemas autônomos e aplicação de teoria probabilística e fusão de sensores na solução de problemas envolvendo robôs móveis. São também apresentadas e discutidas aplicações práticas de robôs móveis que ilustram os conceitos estudados. As aulas abordam os aspectos teóricos da área bem como propõe implementações práticas para complementar o aprendizado.</text:p>
      <text:p text:style-name="P6"><text:span text:style-name="Strong_20_Emphasis"><text:span text:style-name="T2">Justificativa:</text:span></text:span></text:p>
      <text:p text:style-name="P7">A robótica móvel é uma área de pesquisa multidisciplinar e relativamente recente, na qual o maior desafio é o desenvolvimento de robôs móveis autônomos, que sejam capazes de interagir com o ambiente e tomar decisões corretas para que suas tarefas sejam executadas com êxito. Esta disciplina aborda a aplicação de teoria probabilística na solução de problemas complexos na área de robótica móvel, como localização, exploração navegação e mapeamento.</text:p>
      <text:p text:style-name="P6"><text:span text:style-name="Strong_20_Emphasis"><text:span text:style-name="T2">Conteúdo:</text:span></text:span></text:p>
      <text:p text:style-name="P8">- <text:span text:style-name="T4">Fusão de sensores e aplicação de teoria probabilística na solução de problemas: filtro de Bayes, filtro de Kalman, filtro de partículas e premissa de Markov - Navegação de robôs móveis. - Localização: Localização Global e Local. Métodos de Markov, Monte Carlo e Kalman - Mapeamento: métrico e topológico e 3D. - Mapeamento e localização simultâneos, SLAM, EKF – SLAM e Fast SLAM - Exploração de ambientes</text:span></text:p>
      <text:p text:style-name="P6"><text:span text:style-name="Strong_20_Emphasis"><text:span text:style-name="T2">Forma de Avaliação:</text:span></text:span></text:p>
      <text:p text:style-name="P7">Média ponderada entre prova, projeto e seminários.</text:p>
      <text:p text:style-name="P6"><text:span text:style-name="Strong_20_Emphasis"><text:span text:style-name="T2">Observação:</text:span></text:span></text:p>
      <text:p text:style-name="P7">Considerando-se as mudanças no programa de pós graduação, o grupo SEER pretende substituir a disciplina SCE-5880 Fundamentos Computacionais de Robótica Móvel por outras 3 disciplinas com menor carga horária. Dessa forma, essa disciplina cobre parte da ementa da disciplina SCE-5880, porém com maior enfoque em técnicas de estimação aplicadas a robôs móveis.</text:p>
      <text:p text:style-name="P6"><text:span text:style-name="Strong_20_Emphasis"><text:span text:style-name="T2">Bibliografia:</text:span></text:span></text:p>
      <text:p text:style-name="P8">1) <text:span text:style-name="T4">SEBASTIAN THRUN, WOLFRAM BURGARD, DIETER FOX (2005), Probabilistic Robotics, MIT Press, ISNB: 026220162-3, 667 páginas. <text:line-break/>2) HOWIE CHOSET, KEVIN M. LYNCH, SETH HUTCHINSON, GEORGE KANTOR, WOLFRAM BURGARD, LYDIA E. KAVRAKI, SEBASTIAN THRUN (2005), Principles of Robot Motion: Theory, Algorithms, and Implementations, MIT Press, ISNB: 026203327-5, 625 páginas. <text:line-break/>3) ROLAND SIEGWART, ILLAH R. NOURBAKHSH (2004), Introduction to Autonomous Mobile Robots, MIT Press, ISBN: 026219502-X, 335 páginas <text:line-break/>4) STUART RUSSELL, PETER NORVIG (2003),Artificial Intelligence: A Modern Approach, ISBN: 0137903952, 1132 páginas <text:line-break/>5) DAN SIMON (2006), Optimal State Estimation: Kalman, H Infinity, and Nonlinear Approaches, ISBN:0471708585, 552 páginas <text:line-break/></text:span><text:soft-page-break/><text:span text:style-name="T4">6) BRANKO RISTIC, SANJEEV ARULAMPALAM, NEIL GORDON (2004), Beyond the Kalman Filter: Particle Filters for Tracking Applications, ISBN: 158053631X, 318 páginas <text:line-break/>7) YAAKOV BAR-SHALOM, X. RONG LI, THIAGALINGAM KIRUBARAJAN (2001), Estimation with Applications to Tracking and Navigation, ISBN:047141655X, 584 página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1T15:33:39.31</meta:creation-date>
    <meta:document-statistic meta:table-count="1" meta:image-count="0" meta:object-count="0" meta:page-count="2" meta:paragraph-count="0" meta:word-count="453" meta:character-count="3173" meta:non-whitespace-character-count="2747"/>
    <dc:date>2012-03-11T15:34:07.98</dc:date>
    <meta:editing-duration>PT29S</meta:editing-duration>
    <meta:editing-cycles>1</meta:editing-cycles>
    <meta:generator>LibreOffice/3.4$Win32 LibreOffice_project/340m1$Build-103</meta:generator>
  </office:meta>
</office:document-meta>
</file>